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T1" style:family="text">
      <style:text-properties officeooo:rsid="000dad0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ext_20_body"><text:span text:style-name="T1">My</text:span> main goals of doing <text:span text:style-name="T1">this</text:span> internship include:</text:p>
      <text:list xml:id="list1216803862" text:style-name="L1">
        <text:list-item>
          <text:p text:style-name="P2"><text:span text:style-name="Strong_20_Emphasis">Gaining Experience</text:span>: <text:span text:style-name="T1">This internship will</text:span> provide <text:span text:style-name="T1">me</text:span> an opportunity to apply <text:span text:style-name="T1">my </text:span>classroom learning to real-world situations.</text:p>
        </text:list-item>
        <text:list-item>
          <text:p text:style-name="P2"><text:span text:style-name="Strong_20_Emphasis">Exploring Career Paths</text:span>: I<text:span text:style-name="T1">t will allow me</text:span> <text:span text:style-name="T1">to </text:span>explore different field<text:span text:style-name="T1">s</text:span> of study <text:span text:style-name="T1">and help me discover my</text:span> interest. </text:p>
        </text:list-item>
        <text:list-item>
          <text:p text:style-name="P2"><text:span text:style-name="Strong_20_Emphasis">Networking</text:span>: <text:span text:style-name="T1">It will</text:span> provide <text:span text:style-name="T1">me</text:span> opportunities to meet and connect with professionals in the industry. Building relationships with mentors, colleagues, and industry contacts can be valuable for future job opportunities and career advice.</text:p>
        </text:list-item>
        <text:list-item>
          <text:p text:style-name="P2"><text:span text:style-name="Strong_20_Emphasis">Increasing Employability</text:span>: I<text:span text:style-name="T1">t will e</text:span>nhance <text:span text:style-name="T1">my</text:span> resume/CV by demonstrating practical experience and skills, <text:span text:style-name="T1">t</text:span>h<text:span text:style-name="T1">is</text:span> can increase <text:span text:style-name="T1">my</text:span> chances of securing full-time employment after graduation <text:span text:style-name="T1">or a part time job during my final year at university.</text:span></text:p>
        </text:list-item>
        <text:list-item>
          <text:p text:style-name="P2"><text:span text:style-name="Strong_20_Emphasis">Personal Growth</text:span>: <text:span text:style-name="T1">This </text:span>Internship <text:span text:style-name="T1">will be important</text:span> for <text:s/><text:span text:style-name="T1">my </text:span>personal development and growth, including increased confidence, independence, and adaptability in professional setting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6:25:08.636793821</meta:creation-date>
    <dc:date>2024-06-20T16:32:53.493050596</dc:date>
    <meta:editing-duration>PT7M45S</meta:editing-duration>
    <meta:editing-cycles>1</meta:editing-cycles>
    <meta:document-statistic meta:table-count="0" meta:image-count="0" meta:object-count="0" meta:page-count="1" meta:paragraph-count="6" meta:word-count="139" meta:character-count="945" meta:non-whitespace-character-count="815"/>
    <meta:generator>LibreOffice/7.3.7.2$Linux_X86_64 LibreOffice_project/30$Build-2</meta:generator>
  </office:meta>
</office:document-meta>
</file>